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717d3" officeooo:paragraph-rsid="001717d3" style:font-size-asian="17.5pt" style:font-size-complex="20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1pt" officeooo:rsid="001717d3" officeooo:paragraph-rsid="001717d3" style:font-size-asian="9.60000038146973pt" style:font-size-complex="1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KS Commands</text:p>
      <text:p text:style-name="P1"/>
      <text:list text:style-name="L1">
        <text:list-item>
          <text:p text:style-name="P2">lsblk – Displays all storage devices available.</text:p>
        </text:list-item>
        <text:list-item>
          <text:p text:style-name="P2">Sudo umount /dev/[DEVICE NAME] – Unmounts a device, so it can be encrypted.</text:p>
        </text:list-item>
        <text:list-item>
          <text:p text:style-name="P2">Sudo cryptsetup luksFormat /dev/[DEVICE NAME] – Encrypts the device/partition.</text:p>
        </text:list-item>
        <text:list-item>
          <text:p text:style-name="P2">Sudo cryptsetup luksOpen /dev/[DEVICE NAME] – Opens the encrypted device.</text:p>
        </text:list-item>
        <text:list-item>
          <text:p text:style-name="P2">Sudo mkfs.ext4 /dev/mapper/[ENCRYPTED DEVICE NAME] – Formats the device to use the ext4 file system.</text:p>
        </text:list-item>
        <text:list-item>
          <text:p text:style-name="P2">Sudo mount /dev/mapper/[ENCRYPTED DEVICE NAME] – Mounts the encrypted device.</text:p>
        </text:list-item>
        <text:list-item>
          <text:p text:style-name="P2">Sudo cryptsetup luksHeaderBackup /dev/[DEVICE NAME] –header-backup-file /root/luks-header-backup – Backs up the LUKS header (STORE THIS SECURELY!).</text:p>
        </text:list-item>
        <text:list-item>
          <text:p text:style-name="P2">Sudo cryptsetup luksHeaderRestore /dev/[DEVICE NAME] –header-backup-file /root/luks-header-backup – Restores LUKS header.</text:p>
        </text:list-item>
        <text:list-item>
          <text:p text:style-name="P2">Sudo cryptsetup luksChangePassphrase /dev/[DEVICE NAME] – Changes the password on for the device.</text:p>
        </text:list-item>
        <text:list-item>
          <text:p text:style-name="P2">Sudo cryptsetup luksDump /dev/[DEVICE NAME] – Lists all devices encrypted with LUK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01:58:05.229742757</meta:creation-date>
    <dc:date>2024-11-24T02:07:57.928026480</dc:date>
    <meta:editing-duration>PT9M53S</meta:editing-duration>
    <meta:editing-cycles>1</meta:editing-cycles>
    <meta:document-statistic meta:table-count="0" meta:image-count="0" meta:object-count="0" meta:page-count="1" meta:paragraph-count="11" meta:word-count="118" meta:character-count="922" meta:non-whitespace-character-count="815"/>
    <meta:generator>LibreOffice/24.8.3.2$Linux_X86_64 LibreOffice_project/480$Build-2</meta:generator>
  </office:meta>
</office:document-meta>
</file>